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B758AAC8.png"/>
  <manifest:file-entry manifest:media-type="image/png" manifest:full-path="Pictures/100000000000005E0000005E2FA489E1.png"/>
  <manifest:file-entry manifest:media-type="image/png" manifest:full-path="Pictures/100000000000005E0000005EE2D09D8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bottom" draw:auto-grow-height="false" fo:padding-bottom="0.23cm"/>
    </style:style>
    <style:style style:name="gr2" style:family="graphic" style:parent-style-name="standard">
      <style:graphic-properties draw:fill="solid" draw:fill-color="#e6e6e6" draw:fill-gradient-name="Square_20_yellow_2f_white" draw:fill-hatch-name="Black_20_45_20_Degrees" draw:fill-image-name="Space" draw:textarea-horizontal-align="center" draw:textarea-vertical-align="top" draw:auto-grow-height="false" fo:padding-top="0.33cm" fo:padding-left="0.45cm" draw:shadow="hidden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94bd5e" draw:textarea-horizontal-align="justify" draw:textarea-vertical-align="top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fill="solid" draw:fill-color="#ffffff" draw:textarea-horizontal-align="justify" draw:textarea-vertical-align="bottom" draw:auto-grow-height="false"/>
    </style:style>
    <style:style style:name="gr5" style:family="graphic" style:parent-style-name="standard">
      <style:graphic-properties draw:fill="solid" draw:fill-color="#e6e6e6" draw:textarea-horizontal-align="justify" draw:textarea-vertical-align="bottom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cc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P5" style:family="paragraph"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color="#ffffcc"/>
    </style:style>
    <style:style style:name="T3" style:family="text">
      <style:text-properties fo:font-size="12pt"/>
    </style:style>
    <style:style style:name="T4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5.5cm" svg:height="13cm" svg:x="8.5cm" svg:y="19cm">
          <text:p text:style-name="P1">Replication Network</text:p>
          <text:p text:style-name="P1"><text:span text:style-name="T1">192.168.252.0/24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45.5cm" svg:height="11.5cm" svg:x="8.5cm" svg:y="4.5cm">
          <text:p text:style-name="P1">Storage Network</text:p>
          <text:p text:style-name="P1"><text:span text:style-name="T1">10.98.64.0/24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8" draw:layer="layout" svg:width="12.5cm" svg:height="15cm" svg:x="11cm" svg:y="14cm">
          <text:p text:style-name="P2"><text:span text:style-name="T2">santa1.san.loca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9" draw:layer="layout" svg:width="12.5cm" svg:height="15cm" svg:x="25cm" svg:y="14cm">
          <text:p text:style-name="P2"><text:span text:style-name="T2">santa2.san.loca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3" draw:layer="layout" svg:width="11.5cm" svg:height="12.5cm" svg:x="11.5cm" svg:y="16cm">
          <text:p text:style-name="P3"><text:span text:style-name="T3"><text:s/></text:span><text:span text:style-name="T3">Threaded I/O Translator</text:span></text:p>
          <text:p text:style-name="P3"><text:span text:style-name="T3">(mailspool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3" draw:layer="layout" svg:width="10.5cm" svg:height="10cm" svg:x="12cm" svg:y="16.5cm">
          <text:p text:style-name="P1"><text:span text:style-name="T3">Unify Translator</text:span></text:p>
          <text:p text:style-name="P1"><text:span text:style-name="T3">(mailspool-unify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draw:id="id1" draw:layer="layout" svg:width="4.5cm" svg:height="4.5cm" svg:x="12.5cm" svg:y="17cm">
          <text:p text:style-name="P4"><text:span text:style-name="T4">Automatic File </text:span></text:p>
          <text:p text:style-name="P4"><text:span text:style-name="T4">Replication Translator</text:span></text:p>
          <text:p text:style-name="P4"><text:span text:style-name="T4">(mailspool-ds-af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draw:id="id4" draw:layer="layout" svg:width="4.5cm" svg:height="4.5cm" svg:x="17.5cm" svg:y="17cm">
          <text:p text:style-name="P4"><text:span text:style-name="T4">Automatic File </text:span></text:p>
          <text:p text:style-name="P4"><text:span text:style-name="T4">Replication Translator</text:span></text:p>
          <text:p text:style-name="P4"><text:span text:style-name="T4">(mailspool-ns-af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" draw:id="id7" draw:layer="layout" svg:width="9cm" svg:height="3cm" svg:x="19.5cm" svg:y="8cm">
          <text:p text:style-name="P1">pop.san.local</text:p>
          <text:p text:style-name="P1"><text:span text:style-name="T1">(Read Ahead Translator)</text:span></text:p>
          <text:p text:style-name="P1"><text:span text:style-name="T1">(Write Ahead Translator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3" draw:layer="layout" svg:width="3.5cm" svg:height="2cm" svg:x="13cm" svg:y="17.5cm">
          <text:p text:style-name="P3"><text:span text:style-name="T3">Data Store</text:span></text:p>
          <text:p text:style-name="P3"><text:span text:style-name="T3">(mailspool-d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3.5cm" svg:height="2cm" svg:x="18cm" svg:y="17.5cm">
          <text:p text:style-name="P3"><text:span text:style-name="T3">Name Space</text:span></text:p>
          <text:p text:style-name="P3"><text:span text:style-name="T3">(mailspool-n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11.5cm" svg:height="12.5cm" svg:x="25.5cm" svg:y="16cm">
          <text:p text:style-name="P3"><text:span text:style-name="T3"><text:s/></text:span><text:span text:style-name="T3">Threaded I/O Translator</text:span></text:p>
          <text:p text:style-name="P3"><text:span text:style-name="T3">(mailspool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3" draw:layer="layout" svg:width="10.5cm" svg:height="10cm" svg:x="26cm" svg:y="16.5cm">
          <text:p text:style-name="P1"><text:span text:style-name="T3">Unify Translator</text:span></text:p>
          <text:p text:style-name="P1"><text:span text:style-name="T3">(mailspool-unify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draw:id="id2" draw:layer="layout" svg:width="4.5cm" svg:height="4.5cm" svg:x="26.5cm" svg:y="17cm">
          <text:p text:style-name="P4"><text:span text:style-name="T4">Automatic File </text:span></text:p>
          <text:p text:style-name="P4"><text:span text:style-name="T4">Replication Translator</text:span></text:p>
          <text:p text:style-name="P4"><text:span text:style-name="T4">(mailspool-ds-af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draw:id="id5" draw:layer="layout" svg:width="4.5cm" svg:height="4.5cm" svg:x="31.5cm" svg:y="17cm">
          <text:p text:style-name="P4"><text:span text:style-name="T4">Automatic File </text:span></text:p>
          <text:p text:style-name="P4"><text:span text:style-name="T4">Replication Translator</text:span></text:p>
          <text:p text:style-name="P4"><text:span text:style-name="T4">(mailspool-ns-af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3" draw:layer="layout" svg:width="3.5cm" svg:height="2cm" svg:x="27cm" svg:y="17.5cm">
          <text:p text:style-name="P3"><text:span text:style-name="T3">Data Store</text:span></text:p>
          <text:p text:style-name="P3"><text:span text:style-name="T3">(mailspool-d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3.5cm" svg:height="2cm" svg:x="32cm" svg:y="17.5cm">
          <text:p text:style-name="P3"><text:span text:style-name="T3">Name Space</text:span></text:p>
          <text:p text:style-name="P3"><text:span text:style-name="T3">(mailspool-n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10" draw:layer="layout" svg:width="12.5cm" svg:height="15cm" svg:x="39cm" svg:y="14cm">
          <text:p text:style-name="P2"><text:span text:style-name="T2">santa3.san.local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3" draw:layer="layout" svg:width="11.5cm" svg:height="12.5cm" svg:x="39.5cm" svg:y="16cm">
          <text:p text:style-name="P3"><text:span text:style-name="T3"><text:s/></text:span><text:span text:style-name="T3">Threaded I/O Translator</text:span></text:p>
          <text:p text:style-name="P3"><text:span text:style-name="T3">(mailspool)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3" draw:layer="layout" svg:width="10.5cm" svg:height="10cm" svg:x="40cm" svg:y="16.5cm">
          <text:p text:style-name="P1"><text:span text:style-name="T3">Unify Translator</text:span></text:p>
          <text:p text:style-name="P1"><text:span text:style-name="T3">(mailspool-unify)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draw:id="id3" draw:layer="layout" svg:width="4.5cm" svg:height="4.5cm" svg:x="40.5cm" svg:y="17cm">
          <text:p text:style-name="P4"><text:span text:style-name="T4">Automatic File </text:span></text:p>
          <text:p text:style-name="P4"><text:span text:style-name="T4">Replication Translator</text:span></text:p>
          <text:p text:style-name="P4"><text:span text:style-name="T4">(mailspool-ds-af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draw:id="id6" draw:layer="layout" svg:width="4.5cm" svg:height="4.5cm" svg:x="45.5cm" svg:y="17cm">
          <text:p text:style-name="P4"><text:span text:style-name="T4">Automatic File </text:span></text:p>
          <text:p text:style-name="P4"><text:span text:style-name="T4">Replication Translator</text:span></text:p>
          <text:p text:style-name="P4"><text:span text:style-name="T4">(mailspool-ns-af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3" draw:layer="layout" svg:width="3.5cm" svg:height="2cm" svg:x="41cm" svg:y="17.5cm">
          <text:p text:style-name="P3"><text:span text:style-name="T3">Data Store</text:span></text:p>
          <text:p text:style-name="P3"><text:span text:style-name="T3">(mailspool-d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3.5cm" svg:height="2cm" svg:x="46cm" svg:y="17.5cm">
          <text:p text:style-name="P3"><text:span text:style-name="T3">Name Space</text:span></text:p>
          <text:p text:style-name="P3"><text:span text:style-name="T3">(mailspool-n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line-skew="0.999cm" svg:x1="14.749cm" svg:y1="21.5cm" svg:x2="28.749cm" svg:y2="21.5cm" draw:start-shape="id1" draw:start-glue-point="6" draw:end-shape="id2" draw:end-glue-point="6">
          <text:p/>
        </draw:connector>
        <draw:connector draw:style-name="gr8" draw:text-style-name="P5" draw:layer="layout" draw:line-skew="0.999cm" svg:x1="14.749cm" svg:y1="21.5cm" svg:x2="42.749cm" svg:y2="21.5cm" draw:start-shape="id1" draw:start-glue-point="6" draw:end-shape="id3" draw:end-glue-point="6">
          <text:p/>
        </draw:connector>
        <draw:connector draw:style-name="gr8" draw:text-style-name="P5" draw:layer="layout" draw:line-skew="1.999cm" svg:x1="19.749cm" svg:y1="21.5cm" svg:x2="33.749cm" svg:y2="21.5cm" draw:start-shape="id4" draw:start-glue-point="6" draw:end-shape="id5" draw:end-glue-point="6">
          <text:p/>
        </draw:connector>
        <draw:connector draw:style-name="gr8" draw:text-style-name="P5" draw:layer="layout" draw:line-skew="1.999cm" svg:x1="19.749cm" svg:y1="21.5cm" svg:x2="47.749cm" svg:y2="21.5cm" draw:start-shape="id4" draw:start-glue-point="6" draw:end-shape="id6" draw:end-glue-point="6">
          <text:p/>
        </draw:connector>
        <draw:custom-shape draw:style-name="gr6" draw:text-style-name="P1" draw:id="id11" draw:layer="layout" svg:width="9cm" svg:height="3cm" svg:x="34cm" svg:y="8cm">
          <text:p text:style-name="P1">smtp.san.local</text:p>
          <text:p text:style-name="P1"><text:span text:style-name="T1">(Read Ahead Translator)</text:span></text:p>
          <text:p text:style-name="P1"><text:span text:style-name="T1">(Write Ahead Translator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8" draw:text-style-name="P5" draw:layer="layout" svg:x1="24cm" svg:y1="11cm" svg:x2="17.248cm" svg:y2="14cm" draw:start-shape="id7" draw:start-glue-point="2" draw:end-shape="id8" draw:end-glue-point="4">
          <text:p/>
        </draw:connector>
        <draw:connector draw:style-name="gr8" draw:text-style-name="P5" draw:layer="layout" svg:x1="24cm" svg:y1="11cm" svg:x2="31.248cm" svg:y2="14cm" draw:start-shape="id7" draw:start-glue-point="2" draw:end-shape="id9" draw:end-glue-point="4">
          <text:p/>
        </draw:connector>
        <draw:connector draw:style-name="gr8" draw:text-style-name="P5" draw:layer="layout" svg:x1="24cm" svg:y1="11cm" svg:x2="45.248cm" svg:y2="14cm" draw:start-shape="id7" draw:start-glue-point="2" draw:end-shape="id10" draw:end-glue-point="4">
          <text:p/>
        </draw:connector>
        <draw:connector draw:style-name="gr8" draw:text-style-name="P5" draw:layer="layout" svg:x1="38.5cm" svg:y1="11cm" svg:x2="31.248cm" svg:y2="14cm" draw:start-shape="id11" draw:start-glue-point="2" draw:end-shape="id9" draw:end-glue-point="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ack_20_45_20_Degrees" draw:display-name="Black 45 Degrees" draw:style="single" draw:color="#000000" draw:distance="0.102cm" draw:rotation="450"/>
    <draw:fill-image draw:name="Sky" xlink:href="Pictures/100000000000005E0000005E2FA489E1.png" xlink:type="simple" xlink:show="embed" xlink:actuate="onLoad"/>
    <draw:fill-image draw:name="Space" xlink:href="Pictures/100000000000005E0000005EE2D09D89.png" xlink:type="simple" xlink:show="embed" xlink:actuate="onLoad"/>
    <draw:fill-image draw:name="Wet" xlink:href="Pictures/100000000000005E0000005EB758AA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aul England</meta:initial-creator>
    <meta:creation-date>2007-07-05T10:57:16</meta:creation-date>
    <dc:creator>Paul England</dc:creator>
    <dc:date>2007-07-05T15:08:06</dc:date>
    <dc:language>en-NZ</dc:language>
    <meta:editing-cycles>3</meta:editing-cycles>
    <meta:editing-duration>PT2M36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